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933b" officeooo:paragraph-rsid="000d933b"/>
    </style:style>
    <style:style style:name="P2" style:family="paragraph" style:parent-style-name="Standard">
      <style:text-properties fo:font-size="15pt" fo:font-style="italic" fo:font-weight="bold" officeooo:rsid="000d933b" officeooo:paragraph-rsid="000d933b" style:font-size-asian="15pt" style:font-style-asian="italic" style:font-weight-asian="bold" style:font-size-complex="15pt" style:font-style-complex="italic" style:font-weight-complex="bold"/>
    </style:style>
    <style:style style:name="P3" style:family="paragraph" style:parent-style-name="Standard">
      <style:text-properties officeooo:rsid="000dfe2d" officeooo:paragraph-rsid="000dfe2d"/>
    </style:style>
    <style:style style:name="P4" style:family="paragraph" style:parent-style-name="Standard">
      <style:text-properties officeooo:rsid="000dfe2d" officeooo:paragraph-rsid="00112b3f"/>
    </style:style>
    <style:style style:name="P5" style:family="paragraph" style:parent-style-name="Standard">
      <style:text-properties officeooo:rsid="000dfe2d" officeooo:paragraph-rsid="001564da"/>
    </style:style>
    <style:style style:name="P6" style:family="paragraph" style:parent-style-name="Standard">
      <style:text-properties officeooo:rsid="000e7f82" officeooo:paragraph-rsid="000e7f82"/>
    </style:style>
    <style:style style:name="P7" style:family="paragraph" style:parent-style-name="Standard">
      <style:text-properties style:font-name="Liberation Mono" fo:font-size="10pt" officeooo:rsid="00112b3f" officeooo:paragraph-rsid="00112b3f" style:font-size-asian="10pt" style:font-size-complex="10pt"/>
    </style:style>
    <style:style style:name="P8" style:family="paragraph" style:parent-style-name="Standard">
      <style:text-properties officeooo:rsid="00112b3f" officeooo:paragraph-rsid="00112b3f"/>
    </style:style>
    <style:style style:name="P9" style:family="paragraph" style:parent-style-name="Standard">
      <style:text-properties officeooo:rsid="00112b3f" officeooo:paragraph-rsid="0016707a"/>
    </style:style>
    <style:style style:name="P10" style:family="paragraph" style:parent-style-name="Standard">
      <style:text-properties style:font-name="Lucida Console" fo:font-size="10pt" officeooo:rsid="00112b3f" officeooo:paragraph-rsid="00112b3f" style:font-size-asian="10pt" style:font-size-complex="10pt"/>
    </style:style>
    <style:style style:name="P11" style:family="paragraph" style:parent-style-name="Standard">
      <style:text-properties style:font-name="Lucida Console" fo:font-size="10pt" officeooo:rsid="0013182b" officeooo:paragraph-rsid="0013182b" style:font-size-asian="10pt" style:font-size-complex="10pt"/>
    </style:style>
    <style:style style:name="P12" style:family="paragraph" style:parent-style-name="Standard">
      <style:text-properties style:font-name="Liberation Serif" fo:font-size="12pt" officeooo:rsid="0013182b" officeooo:paragraph-rsid="0013182b" style:font-size-asian="10.5pt" style:font-size-complex="12pt"/>
    </style:style>
    <style:style style:name="P13" style:family="paragraph" style:parent-style-name="Standard">
      <style:text-properties officeooo:rsid="001564da" officeooo:paragraph-rsid="001564da"/>
    </style:style>
    <style:style style:name="P14" style:family="paragraph" style:parent-style-name="Standard">
      <style:text-properties officeooo:paragraph-rsid="001564da"/>
    </style:style>
    <style:style style:name="P15" style:family="paragraph" style:parent-style-name="Standard">
      <style:text-properties officeooo:rsid="0016707a" officeooo:paragraph-rsid="0016707a"/>
    </style:style>
    <style:style style:name="P16" style:family="paragraph" style:parent-style-name="Header">
      <style:text-properties officeooo:paragraph-rsid="000d933b"/>
    </style:style>
    <style:style style:name="P17" style:family="paragraph" style:parent-style-name="Standard">
      <style:text-properties officeooo:paragraph-rsid="000d933b"/>
    </style:style>
    <style:style style:name="P18" style:family="paragraph" style:parent-style-name="Standard">
      <style:text-properties officeooo:paragraph-rsid="000dfe2d"/>
    </style:style>
    <style:style style:name="P19" style:family="paragraph" style:parent-style-name="Standard">
      <style:text-properties officeooo:paragraph-rsid="0016707a"/>
    </style:style>
    <style:style style:name="P20" style:family="paragraph" style:parent-style-name="Standard">
      <style:text-properties officeooo:rsid="0016707a" officeooo:paragraph-rsid="0016707a"/>
    </style:style>
    <style:style style:name="P21" style:family="paragraph" style:parent-style-name="Standard">
      <style:text-properties officeooo:rsid="0016707a" officeooo:paragraph-rsid="001564da"/>
    </style:style>
    <style:style style:name="P22" style:family="paragraph" style:parent-style-name="Standard">
      <style:text-properties officeooo:rsid="000d933b" officeooo:paragraph-rsid="000d933b"/>
    </style:style>
    <style:style style:name="P23" style:family="paragraph" style:parent-style-name="Standard">
      <style:text-properties officeooo:rsid="000d933b" officeooo:paragraph-rsid="000f0f70"/>
    </style:style>
    <style:style style:name="P24" style:family="paragraph" style:parent-style-name="Standard">
      <style:text-properties officeooo:rsid="000e7f82" officeooo:paragraph-rsid="001dbda5"/>
    </style:style>
    <style:style style:name="P25" style:family="paragraph" style:parent-style-name="Standard">
      <style:text-properties officeooo:rsid="000f0f70" officeooo:paragraph-rsid="000e7f82"/>
    </style:style>
    <style:style style:name="P26" style:family="paragraph" style:parent-style-name="Standard">
      <style:text-properties style:font-name="Liberation Mono" fo:font-size="10pt" officeooo:rsid="00112b3f" officeooo:paragraph-rsid="00112b3f" style:font-size-asian="10pt" style:font-size-complex="10pt"/>
    </style:style>
    <style:style style:name="P27" style:family="paragraph" style:parent-style-name="Standard">
      <style:text-properties style:font-name="Liberation Mono" fo:font-size="10pt" officeooo:rsid="00112b3f" officeooo:paragraph-rsid="001dd3c1" style:font-size-asian="10pt" style:font-size-complex="10pt"/>
    </style:style>
    <style:style style:name="P28" style:family="paragraph" style:parent-style-name="Standard">
      <style:text-properties style:font-name="Liberation Mono" fo:font-size="10pt" officeooo:rsid="00112b3f" officeooo:paragraph-rsid="001fc227" style:font-size-asian="10pt" style:font-size-complex="10pt"/>
    </style:style>
    <style:style style:name="P29" style:family="paragraph" style:parent-style-name="Standard">
      <style:text-properties style:font-name="Liberation Mono" fo:font-size="10pt" officeooo:rsid="001fc227" officeooo:paragraph-rsid="001fc227" style:font-size-asian="10pt" style:font-size-complex="10pt"/>
    </style:style>
    <style:style style:name="P30" style:family="paragraph" style:parent-style-name="Standard">
      <style:text-properties officeooo:rsid="00112b3f" officeooo:paragraph-rsid="00112b3f"/>
    </style:style>
    <style:style style:name="P31" style:family="paragraph" style:parent-style-name="Standard">
      <style:text-properties officeooo:rsid="00112b3f" officeooo:paragraph-rsid="001fc227"/>
    </style:style>
    <style:style style:name="P32" style:family="paragraph" style:parent-style-name="Standard">
      <style:text-properties style:font-name="Lucida Console" fo:font-size="10pt" officeooo:rsid="0013182b" officeooo:paragraph-rsid="001fc227" style:font-size-asian="10pt" style:font-size-complex="10pt"/>
    </style:style>
    <style:style style:name="P33" style:family="paragraph" style:parent-style-name="Standard">
      <style:text-properties style:font-name="Liberation Serif" fo:font-size="12pt" officeooo:rsid="0013182b" officeooo:paragraph-rsid="001fc227" style:font-size-asian="10.5pt" style:font-size-complex="12pt"/>
    </style:style>
    <style:style style:name="P34" style:family="paragraph" style:parent-style-name="Standard">
      <style:text-properties officeooo:paragraph-rsid="001dbda5"/>
    </style:style>
    <style:style style:name="P35" style:family="paragraph" style:parent-style-name="Standard">
      <style:text-properties officeooo:rsid="001dbda5" officeooo:paragraph-rsid="001dbda5"/>
    </style:style>
    <style:style style:name="P36" style:family="paragraph" style:parent-style-name="Standard">
      <style:text-properties officeooo:paragraph-rsid="000e7f82"/>
    </style:style>
    <style:style style:name="P37" style:family="paragraph" style:parent-style-name="Standard">
      <style:text-properties officeooo:paragraph-rsid="00112b3f"/>
    </style:style>
    <style:style style:name="P38" style:family="paragraph" style:parent-style-name="Standard">
      <style:text-properties officeooo:paragraph-rsid="0013182b"/>
    </style:style>
    <style:style style:name="P39" style:family="paragraph" style:parent-style-name="Standard">
      <style:text-properties officeooo:rsid="001dd3c1" officeooo:paragraph-rsid="001dd3c1"/>
    </style:style>
    <style:style style:name="P40" style:family="paragraph" style:parent-style-name="Standard">
      <style:text-properties officeooo:rsid="001dd3c1" officeooo:paragraph-rsid="001fc227"/>
    </style:style>
    <style:style style:name="P41" style:family="paragraph" style:parent-style-name="Standard">
      <style:text-properties officeooo:paragraph-rsid="001dd3c1"/>
    </style:style>
    <style:style style:name="P42" style:family="paragraph" style:parent-style-name="Standard">
      <style:text-properties officeooo:paragraph-rsid="001400c3"/>
    </style:style>
    <style:style style:name="P43" style:family="paragraph" style:parent-style-name="Standard">
      <style:text-properties officeooo:rsid="001fc227" officeooo:paragraph-rsid="001fc227"/>
    </style:style>
    <style:style style:name="P44" style:family="paragraph" style:parent-style-name="Standard">
      <style:text-properties officeooo:paragraph-rsid="001fc227"/>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3182b" style:font-size-asian="10pt" style:font-size-complex="10pt"/>
    </style:style>
    <style:style style:name="T3" style:family="text">
      <style:text-properties style:font-name="Liberation Mono" fo:font-size="10pt" officeooo:rsid="00112b3f" style:font-size-asian="10pt" style:font-size-complex="10pt"/>
    </style:style>
    <style:style style:name="T4" style:family="text">
      <style:text-properties style:font-name="Liberation Mono" fo:font-size="10pt" officeooo:rsid="001dbda5" style:font-size-asian="10pt" style:font-size-complex="10pt"/>
    </style:style>
    <style:style style:name="T5" style:family="text">
      <style:text-properties style:font-name="Liberation Mono" fo:font-size="10pt" officeooo:rsid="001c0ec9" style:font-size-asian="10pt" style:font-size-complex="10pt"/>
    </style:style>
    <style:style style:name="T6" style:family="text">
      <style:text-properties style:font-name="Liberation Mono" fo:font-size="10pt" officeooo:rsid="000f0f70" style:font-size-asian="10pt" style:font-size-complex="10pt"/>
    </style:style>
    <style:style style:name="T7" style:family="text">
      <style:text-properties style:font-name="Liberation Mono" fo:font-size="10pt" officeooo:rsid="001dd3c1" style:font-size-asian="10pt" style:font-size-complex="10pt"/>
    </style:style>
    <style:style style:name="T8" style:family="text">
      <style:text-properties style:font-name="Liberation Mono" fo:font-size="10pt" fo:font-style="normal" officeooo:rsid="001dbda5" style:font-size-asian="10pt" style:font-style-asian="normal" style:font-size-complex="10pt" style:font-style-complex="normal"/>
    </style:style>
    <style:style style:name="T9" style:family="text">
      <style:text-properties style:font-name="Liberation Mono" fo:font-size="10pt" fo:font-style="normal" officeooo:rsid="001dd3c1" style:font-size-asian="10pt" style:font-style-asian="normal" style:font-size-complex="10pt" style:font-style-complex="normal"/>
    </style:style>
    <style:style style:name="T10" style:family="text">
      <style:text-properties style:font-name="Liberation Mono" officeooo:rsid="001dd3c1"/>
    </style:style>
    <style:style style:name="T11" style:family="text">
      <style:text-properties officeooo:rsid="00112b3f"/>
    </style:style>
    <style:style style:name="T12" style:family="text">
      <style:text-properties officeooo:rsid="0013182b"/>
    </style:style>
    <style:style style:name="T13" style:family="text">
      <style:text-properties officeooo:rsid="001400c3"/>
    </style:style>
    <style:style style:name="T14" style:family="text">
      <style:text-properties officeooo:rsid="001564da"/>
    </style:style>
    <style:style style:name="T15" style:family="text">
      <style:text-properties officeooo:rsid="001dbda5"/>
    </style:style>
    <style:style style:name="T16" style:family="text">
      <style:text-properties fo:font-size="18pt" fo:font-style="italic" fo:font-weight="bold" officeooo:rsid="001dbda5" style:font-size-asian="18pt" style:font-style-asian="italic" style:font-weight-asian="bold" style:font-size-complex="18pt" style:font-style-complex="italic" style:font-weight-complex="bold"/>
    </style:style>
    <style:style style:name="T17" style:family="text">
      <style:text-properties fo:font-size="18pt" fo:font-style="italic" fo:font-weight="bold" officeooo:rsid="000d933b" style:font-size-asian="18pt" style:font-style-asian="italic" style:font-weight-asian="bold" style:font-size-complex="18pt" style:font-style-complex="italic" style:font-weight-complex="bold"/>
    </style:style>
    <style:style style:name="T18" style:family="text">
      <style:text-properties fo:font-size="18pt" fo:font-style="italic" fo:font-weight="bold" officeooo:rsid="000dfe2d" style:font-size-asian="18pt" style:font-style-asian="italic" style:font-weight-asian="bold" style:font-size-complex="18pt" style:font-style-complex="italic" style:font-weight-complex="bold"/>
    </style:style>
    <style:style style:name="T19" style:family="text">
      <style:text-properties fo:font-size="18pt" fo:font-style="italic" fo:font-weight="bold" officeooo:rsid="001dd3c1" style:font-size-asian="18pt" style:font-style-asian="italic" style:font-weight-asian="bold" style:font-size-complex="18pt" style:font-style-complex="italic" style:font-weight-complex="bold"/>
    </style:style>
    <style:style style:name="T20" style:family="text">
      <style:text-properties fo:font-size="18pt" fo:font-style="italic" fo:font-weight="bold" officeooo:rsid="001fc227" style:font-size-asian="18pt" style:font-style-asian="italic" style:font-weight-asian="bold" style:font-size-complex="18pt" style:font-style-complex="italic" style:font-weight-complex="bold"/>
    </style:style>
    <style:style style:name="T21" style:family="text">
      <style:text-properties officeooo:rsid="0016707a"/>
    </style:style>
    <style:style style:name="T22" style:family="text">
      <style:text-properties officeooo:rsid="000d933b"/>
    </style:style>
    <style:style style:name="T23" style:family="text">
      <style:text-properties style:text-line-through-style="solid" style:text-line-through-type="single" officeooo:rsid="001dbda5"/>
    </style:style>
    <style:style style:name="T24" style:family="text">
      <style:text-properties style:text-line-through-style="none" style:text-line-through-type="none"/>
    </style:style>
    <style:style style:name="T25" style:family="text">
      <style:text-properties style:text-line-through-style="none" style:text-line-through-type="none" officeooo:rsid="000d933b"/>
    </style:style>
    <style:style style:name="T26" style:family="text">
      <style:text-properties style:text-line-through-style="none" style:text-line-through-type="none" officeooo:rsid="001dbda5"/>
    </style:style>
    <style:style style:name="T27" style:family="text">
      <style:text-properties style:text-line-through-style="none" style:text-line-through-type="none" officeooo:rsid="001fc227"/>
    </style:style>
    <style:style style:name="T28" style:family="text">
      <style:text-properties officeooo:rsid="000e7f82"/>
    </style:style>
    <style:style style:name="T29" style:family="text">
      <style:text-properties officeooo:rsid="000f0f70"/>
    </style:style>
    <style:style style:name="T30" style:family="text">
      <style:text-properties officeooo:rsid="001dd3c1"/>
    </style:style>
    <style:style style:name="T31" style:family="text">
      <style:text-properties style:font-name="Liberation Serif" fo:font-size="12pt" officeooo:rsid="0013182b" style:font-size-asian="10.5pt" style:font-size-complex="12pt"/>
    </style:style>
    <style:style style:name="T32" style:family="text">
      <style:text-properties style:font-name="Liberation Serif" fo:font-size="12pt" officeooo:rsid="001dd3c1" style:font-size-asian="10.5pt" style:font-size-complex="12pt"/>
    </style:style>
    <style:style style:name="T33" style:family="text">
      <style:text-properties style:font-name="Liberation Serif" fo:font-size="12pt" officeooo:rsid="001400c3" style:font-size-asian="10.5pt" style:font-size-complex="12pt"/>
    </style:style>
    <style:style style:name="T34" style:family="text">
      <style:text-properties style:font-name="Liberation Serif" fo:font-size="12pt" officeooo:rsid="001fc227" style:font-size-asian="10.5pt" style:font-size-complex="12pt"/>
    </style:style>
    <style:style style:name="T35" style:family="text">
      <style:text-properties fo:font-style="italic" officeooo:rsid="001dd3c1"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1dbda5" style:font-style-asian="normal" style:font-style-complex="normal"/>
    </style:style>
    <style:style style:name="T38" style:family="text">
      <style:text-properties fo:font-style="normal" officeooo:rsid="001dd3c1" style:font-style-asian="normal" style:font-style-complex="normal"/>
    </style:style>
    <style:style style:name="T39" style:family="text">
      <style:text-properties fo:font-style="normal" officeooo:rsid="001fc227" style:font-style-asian="normal" style:font-style-complex="normal"/>
    </style:style>
    <style:style style:name="T40" style:family="text">
      <style:text-properties officeooo:rsid="001fc2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7"><text:span text:style-name="T17">f</text:span><text:span text:style-name="T16">ilecnt/</text:span><text:span text:style-name="T19">filedisp</text:span><text:span text:style-name="T17"> – What a</text:span><text:span text:style-name="T20">re they</text:span><text:span text:style-name="T17">?</text:span></text:p>
      <text:p text:style-name="P2"/>
      <text:p text:style-name="P17"><text:span text:style-name="T30">Two simple programs written in C, to count the directories, files, and bytes of a given directory, the filedisp will limit what is displayed. It will verify the file path, convert it to absolute if needed. There are different options such as</text:span><text:span text:style-name="T25"> </text:span><text:span text:style-name="T25">-</text:span><text:span text:style-name="T26">v,</text:span><text:span text:style-name="T25"> --</text:span><text:span text:style-name="T26">version, -h, and –help, for the user to utilize as well. f</text:span><text:span text:style-name="T22">ilecnt and fieldisp</text:span><text:span text:style-name="T15"> can be used in Windows, Mac, or Linux, it is also very portable. All you need is a terminal and the file! It is for a little more advanced users who are familiar with directories and command arguments. Because it is written in C it is also very fast and adapts to every machine to optimize efficiency.</text:span></text:p>
      <text:p text:style-name="P3"/>
      <text:p text:style-name="P3"/>
      <text:p text:style-name="P17"><text:span text:style-name="T18">f</text:span><text:span text:style-name="T16">ilecnt/</text:span><text:span text:style-name="T19">filedisp</text:span><text:span text:style-name="T18"> - What do </text:span><text:span text:style-name="T20">they</text:span><text:span text:style-name="T18"> do?</text:span></text:p>
      <text:p text:style-name="P1"/>
      <text:p text:style-name="P41"><text:span text:style-name="T30">filecnt:</text:span></text:p>
      <text:p text:style-name="P24">I<text:span text:style-name="T15">t takes 2 to 4 arguments, including it’s ./filecnt as 1.</text:span></text:p>
      <text:p text:style-name="P35">The -v and –version options will show you the current version.</text:p>
      <text:p text:style-name="P35">The -h and –help options will show you the current information on how to use it.</text:p>
      <text:p text:style-name="P36"><text:span text:style-name="T28">The last argument will be the directory you want it to traverse through, it will then print information in this format:</text:span></text:p>
      <text:p text:style-name="P6"/>
      <text:p text:style-name="P25">The total number of directories in directory &lt;given_directory&gt; <text:span text:style-name="T15">i</text:span>s: <text:span text:style-name="T15">&lt;number_of_directories&gt;</text:span>.</text:p>
      <text:p text:style-name="P25">The total number of files in directory &lt;given_directory&gt; is:<text:tab/><text:span text:style-name="T15">&lt;number_of_files&gt;</text:span>.</text:p>
      <text:p text:style-name="P36"><text:span text:style-name="T29">The total number of bytes occupied by all files in directory &lt;given_directory&gt; is: &lt;number_of_bytes&gt;.</text:span></text:p>
      <text:p text:style-name="P23"/>
      <text:p text:style-name="P34"><text:span text:style-name="T15">It will notify the user if they use too many or too little arguments. If the user gives them a directory which doesn’t exist in their current working directory then it will simply exit the program.</text:span></text:p>
      <text:p text:style-name="P34"/>
      <text:p text:style-name="P34">*** <text:span text:style-name="T30">Note that the path is limited to 500 characters ***</text:span></text:p>
      <text:p text:style-name="P1"/>
      <text:p text:style-name="P39">filedisp:</text:p>
      <text:p text:style-name="P39">It takes exactly 2 arguments, including it’s ./filedisp as 1.</text:p>
      <text:p text:style-name="P39">As well as 3 input lines, usually given to it through piping with filecnt.</text:p>
      <text:p text:style-name="P39"/>
      <text:p text:style-name="P39">The -d option will display the input line that has the word “directories”.</text:p>
      <text:p text:style-name="P41"><text:span text:style-name="T30">The -f option will display the input line that has the word “files”.</text:span></text:p>
      <text:p text:style-name="P41"><text:span text:style-name="T30">The -b option will display the input line that has the word “bytes”.</text:span></text:p>
      <text:p text:style-name="P39"/>
      <text:p text:style-name="P39">*** <text:span text:style-name="T40">Not you can only pick one of the 3 above options, except </text:span><text:span text:style-name="T27">-h, --help, -v, --version are also available the same way in filecnt.</text:span></text:p>
      <text:p text:style-name="P39"><text:span text:style-name="T27"/></text:p>
      <text:p text:style-name="P39"><text:span text:style-name="T27"/></text:p>
      <text:p text:style-name="P39"><text:span text:style-name="T27"/></text:p>
      <text:p text:style-name="P17"><text:soft-page-break/><text:span text:style-name="T18">f</text:span><text:span text:style-name="T16">ilecnt/</text:span><text:span text:style-name="T19">filedisp</text:span><text:span text:style-name="T16"> - </text:span><text:span text:style-name="T17">How to use </text:span><text:span text:style-name="T20">them</text:span><text:span text:style-name="T18">?</text:span></text:p>
      <text:p text:style-name="P1"/>
      <text:p text:style-name="P4">T<text:span text:style-name="T11">he simple is straight forward and simple to use. The only tricky part for people who are new to the terminal is starting the program.</text:span></text:p>
      <text:p text:style-name="P37"><text:span text:style-name="T11">First open the terminal, make sure you have the filecnt and filedisp files saved in a place you have easy access to.</text:span></text:p>
      <text:p text:style-name="P13"/>
      <text:p text:style-name="P13">For Windows please follow this tutorial (skipping the create a program part if you wish): </text:p>
      <text:p text:style-name="P13"><text:a xlink:type="simple" xlink:href="https://medium.com/@randerson112358/how-to-run-c-program-in-command-prompt-e435186cd162" text:style-name="Internet_20_link" text:visited-style-name="Visited_20_Internet_20_Link">https://medium.com/@randerson112358/how-to-run-c-program-in-command-prompt-e435186cd162</text:a></text:p>
      <text:p text:style-name="P13"/>
      <text:p text:style-name="P13">Otherwise for Linux and Unix continue:</text:p>
      <text:p text:style-name="P14"/>
      <text:p text:style-name="P8">If needed using the terminal, direct yourself to the directory which the URLParser file is stored. <text:span text:style-name="T12">Here is a reference for using the terminal if needed: </text:span><text:a xlink:type="simple" xlink:href="https://www.guru99.com/terminal-file-manager.html" text:style-name="Internet_20_link" text:visited-style-name="Visited_20_Internet_20_Link"><text:span text:style-name="T12">https://www.guru99.com/terminal-file-manager.html</text:span></text:a></text:p>
      <text:p text:style-name="P8"/>
      <text:p text:style-name="P8">If you have not installed packages for a C program before hand, due so using the following command in the terminal:</text:p>
      <text:p text:style-name="P8"/>
      <text:p text:style-name="P7">$ sudo apt-get install build-essential</text:p>
      <text:p text:style-name="P10"/>
      <text:p text:style-name="P8">With the terminal open type the following to compile the program, if it prompts you to install the compiler, do so and repeat the command:</text:p>
      <text:p text:style-name="P8"/>
      <text:p text:style-name="P37"><text:span text:style-name="T2">$ </text:span><text:span text:style-name="T3">gcc -o f</text:span><text:span text:style-name="T4">ilecnt</text:span><text:span text:style-name="T3"> f</text:span><text:span text:style-name="T4">ilecnt</text:span><text:span text:style-name="T3">.</text:span><text:span text:style-name="T5">c</text:span></text:p>
      <text:p text:style-name="P43"><text:span text:style-name="T5">$ </text:span><text:span text:style-name="T1">gcc -o filedisp filedisp.c</text:span></text:p>
      <text:p text:style-name="P10"/>
      <text:p text:style-name="P37"><text:span text:style-name="T11">Next you can simply type the following to run the filecnt program!</text:span></text:p>
      <text:p text:style-name="P8"/>
      <text:p text:style-name="P7">$ ./<text:span text:style-name="T15">filecnt &lt;directory_path&gt; &lt;optional_options&gt;</text:span></text:p>
      <text:p text:style-name="P7"/>
      <text:p text:style-name="P29">To use the filedisp:</text:p>
      <text:p text:style-name="P29">$ ./filecnt &lt;directory_path&gt; &lt;optional_options&gt; | ./filedisp &lt;-d/-f/-b&gt; &lt;options&gt;</text:p>
      <text:p text:style-name="P8"/>
      <text:p text:style-name="P8">To use it again, you can simply use the run command above.</text:p>
      <text:p text:style-name="P8"/>
      <text:p text:style-name="P39">As an example:</text:p>
      <text:p text:style-name="P8"/>
      <text:p text:style-name="P27"><text:span text:style-name="T30">$ ./filecnt</text:span><text:span text:style-name="T37"> /</text:span><text:span text:style-name="T38">home/BridgetteB/Documents</text:span></text:p>
      <text:p text:style-name="P11"/>
      <text:p text:style-name="P38"><text:span text:style-name="T31">If your a</text:span><text:span text:style-name="T32">rguments are</text:span><text:span text:style-name="T31"> correct it will print something similar to the following:</text:span></text:p>
      <text:p text:style-name="P12"/>
      <text:p text:style-name="P41"><text:span text:style-name="T29">The total number of directories in </text:span><text:span text:style-name="T8">/</text:span><text:span text:style-name="T9">home/BridgetteB/Documents</text:span><text:span text:style-name="T29"> is: 4.</text:span></text:p>
      <text:p text:style-name="P41"><text:span text:style-name="T29">The total number of files in directory </text:span><text:span text:style-name="T8">/</text:span><text:span text:style-name="T9">home/BridgetteB/Documents</text:span><text:span text:style-name="T29"> is:<text:tab/>35.</text:span></text:p>
      <text:p text:style-name="P41"><text:span text:style-name="T6">The total number of bytes occupied by all files in directory </text:span><text:span text:style-name="T8">/</text:span><text:span text:style-name="T9">home/BridgetteB/Documents</text:span><text:span text:style-name="T6"> is: 5</text:span><text:span text:style-name="T7">69821</text:span><text:span text:style-name="T6">.</text:span></text:p>
      <text:p text:style-name="P41"><text:span text:style-name="T6"/></text:p>
      <text:p text:style-name="P40"/>
      <text:p text:style-name="P40"/>
      <text:p text:style-name="P40"><text:soft-page-break/>As an example <text:span text:style-name="T40">with filedisp</text:span>:</text:p>
      <text:p text:style-name="P31"/>
      <text:p text:style-name="P28"><text:span text:style-name="T30">$ ./filecnt</text:span><text:span text:style-name="T37"> /</text:span><text:span text:style-name="T38">home/BridgetteB/Documents </text:span><text:span text:style-name="T39">| ./filedisp -d</text:span></text:p>
      <text:p text:style-name="P32"/>
      <text:p text:style-name="P44"><text:span text:style-name="T31">If your a</text:span><text:span text:style-name="T32">rguments are</text:span><text:span text:style-name="T31"> correct it will print something similar to the following:</text:span></text:p>
      <text:p text:style-name="P33"/>
      <text:p text:style-name="P44"><text:span text:style-name="T29">The total number of directories in </text:span><text:span text:style-name="T8">/</text:span><text:span text:style-name="T9">home/BridgetteB/Documents</text:span><text:span text:style-name="T29"> is: 4.</text:span></text:p>
      <text:p text:style-name="P44"><text:span text:style-name="T6"/></text:p>
      <text:p text:style-name="P12"/>
      <text:p text:style-name="P42"><text:span text:style-name="T33">Otherwise, it will give error messages telling you what is invalid in your </text:span><text:span text:style-name="T32">arguments</text:span><text:span text:style-name="T33">. </text:span><text:span text:style-name="T32">Or if the directory isn’t found it will simply exit and print nothing, keep in mind you can always use the ls command to check the current directories in your current working directory. </text:span><text:span text:style-name="T34">Also if you don’t enter any options in filedisp it will also just exit and print nothing.</text:span></text:p>
      <text:p text:style-name="P42"><text:span text:style-name="T34"/></text:p>
      <text:p text:style-name="P42"><text:span text:style-name="T13">Also keep in mind the maximum character amounts in the “What do they do?” section. With too many characters it could also not have the full path.</text:span></text:p>
      <text:p text:style-name="P42"/>
      <text:p text:style-name="P18"><text:span text:style-name="T18">f</text:span><text:span text:style-name="T16">ilecnt/</text:span><text:span text:style-name="T19">filedisp</text:span><text:span text:style-name="T18"> – Help?</text:span></text:p>
      <text:p text:style-name="P3"/>
      <text:p text:style-name="P5">F<text:span text:style-name="T14">or help with the C programming language please reference:</text:span></text:p>
      <text:p text:style-name="P13"><text:a xlink:type="simple" xlink:href="https://www.geeksforgeeks.org/c-language-set-1-introduction/" text:style-name="Internet_20_link" text:visited-style-name="Visited_20_Internet_20_Link">https://www.geeksforgeeks.org/c-language-set-1-introduction/</text:a></text:p>
      <text:p text:style-name="P13"/>
      <text:p text:style-name="P13">For help with the Windows terminal please reference:</text:p>
      <text:p text:style-name="P13"><text:a xlink:type="simple" xlink:href="https://www.thomas-krenn.com/en/wiki/Cmd_commands_under_Windows" text:style-name="Internet_20_link" text:visited-style-name="Visited_20_Internet_20_Link">https://www.thomas-krenn.com/en/wiki/Cmd_commands_under_Windows</text:a></text:p>
      <text:p text:style-name="P13"/>
      <text:p text:style-name="P13">For help with the Linux/Unix terminal please reference:</text:p>
      <text:p text:style-name="P9"><text:a xlink:type="simple" xlink:href="https://www.guru99.com/terminal-file-manager.html" text:style-name="Internet_20_link" text:visited-style-name="Visited_20_Internet_20_Link"><text:span text:style-name="T12">https://www.guru99.com/terminal-file-manager.html</text:span></text:a></text:p>
      <text:p text:style-name="P21"/>
      <text:p text:style-name="P15"/>
      <text:p text:style-name="P19"><text:span text:style-name="T21">For filecnt and filedisp Program specific help/questions/concerns/comments please contact our development team:</text:span></text:p>
      <text:p text:style-name="P15">Bridgette Bryant, a student at The University of Texas at Dallas taking the 3377 Linux/Unix class.</text:p>
      <text:p text:style-name="P15"><text:a xlink:type="simple" xlink:href="mailto:bmb180001@utdallas.edu" text:style-name="Internet_20_link" text:visited-style-name="Visited_20_Internet_20_Link">bmb180001@utdallas.edu</text:a></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d933b"/>
    </style:style>
    <style:style style:name="MT1" style:family="text">
      <style:text-properties officeooo:rsid="000d93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Bridgette Bryant<text:tab/>BMB180001<text:tab/>Programming Assignment 2<text:tab/>filecnt and filedisp Documentation</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31T21:22:38.239000000</meta:creation-date>
    <dc:date>2020-02-26T03:22:18.061000000</dc:date>
    <meta:editing-duration>PT1H29M22S</meta:editing-duration>
    <meta:editing-cycles>7</meta:editing-cycles>
    <meta:generator>LibreOffice/6.3.2.2$Windows_X86_64 LibreOffice_project/98b30e735bda24bc04ab42594c85f7fd8be07b9c</meta:generator>
    <meta:document-statistic meta:table-count="0" meta:image-count="0" meta:object-count="0" meta:page-count="3" meta:paragraph-count="60" meta:word-count="805" meta:character-count="5131" meta:non-whitespace-character-count="4386"/>
  </office:meta>
</office:document-meta>
</file>